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pitch="variable"/>
    <style:font-face style:name="BlackChancery" svg:font-family="BlackChancery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588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width="0.051cm" draw:marker-start-width="0.356cm" draw:marker-end-width="0.35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051cm" draw:marker-start-width="0.152cm" draw:marker-end-width="0.152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1.143cm"/>
    </style:style>
    <style:style style:name="gr7" style:family="graphic" style:parent-style-name="standard">
      <style:graphic-properties draw:stroke="none" svg:stroke-color="#000000" draw:fill="none" draw:fill-color="#ffffff" fo:min-height="14.478cm"/>
    </style:style>
    <style:style style:name="gr8" style:family="graphic" style:parent-style-name="standard">
      <style:graphic-properties draw:fill="none" draw:textarea-vertical-align="middle" draw:auto-grow-height="false" fo:min-height="0.749cm" fo:min-width="0.499cm"/>
    </style:style>
    <style:style style:name="gr9" style:family="graphic" style:parent-style-name="standard">
      <style:graphic-properties draw:stroke="none" svg:stroke-color="#000000" draw:fill="none" draw:fill-color="#ffffff" fo:min-height="1.2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style:paragraph-properties fo:text-align="center"/>
      <style:text-properties style:font-name="Arial Black" fo:font-size="40pt" fo:font-weight="bold" style:font-size-asian="40pt" style:font-weight-asian="bold" style:font-size-complex="40pt" style:font-weight-complex="bold"/>
    </style:style>
    <style:style style:name="P2" style:family="paragraph">
      <style:text-properties style:font-name="Arial Black"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style:font-name="Arial Black"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9.209cm" svg:height="3.838cm" svg:x="1.191cm" svg:y="23.352cm">
          <draw:text-box>
            <text:p text:style-name="P1"><text:span text:style-name="T1">A SAMPLE MESH</text:span></text:p>
          </draw:text-box>
        </draw:frame>
        <draw:g>
          <draw:g>
            <draw:line draw:style-name="gr2" draw:text-style-name="P3" draw:layer="layout" svg:x1="6.414cm" svg:y1="6.014cm" svg:x2="6.334cm" svg:y2="19.625cm">
              <text:p/>
            </draw:line>
            <draw:line draw:style-name="gr3" draw:text-style-name="P3" draw:layer="layout" svg:x1="6.415cm" svg:y1="6.014cm" svg:x2="6.335cm" svg:y2="19.625cm">
              <text:p/>
            </draw:line>
            <draw:g>
              <draw:g>
                <draw:custom-shape draw:style-name="gr4" draw:text-style-name="P3" draw:layer="layout" svg:width="3.181cm" svg:height="2.786cm" svg:x="6.385cm" svg:y="8.54cm">
                  <text:p/>
    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    <draw:equation draw:name="f0" draw:formula="$0 "/>
                    <draw:equation draw:name="f1" draw:formula="21600-$0 "/>
                    <draw:equation draw:name="f2" draw:formula="$0 *100/234"/>
                    <draw:equation draw:name="f3" draw:formula="?f2 +1700"/>
                    <draw:equation draw:name="f4" draw:formula="21600-?f3 "/>
                    <draw:handle draw:handle-position="$0 top" draw:handle-range-x-minimum="0" draw:handle-range-x-maximum="10800"/>
                  </draw:enhanced-geometry>
                </draw:custom-shape>
                <draw:custom-shape draw:style-name="gr4" draw:text-style-name="P3" draw:layer="layout" svg:width="3.181cm" svg:height="2.786cm" svg:x="8.771cm" svg:y="7.147cm">
                  <text:p/>
    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    <draw:equation draw:name="f0" draw:formula="$0 "/>
                    <draw:equation draw:name="f1" draw:formula="21600-$0 "/>
                    <draw:equation draw:name="f2" draw:formula="$0 *100/234"/>
                    <draw:equation draw:name="f3" draw:formula="?f2 +1700"/>
                    <draw:equation draw:name="f4" draw:formula="21600-?f3 "/>
                    <draw:handle draw:handle-position="$0 top" draw:handle-range-x-minimum="0" draw:handle-range-x-maximum="10800"/>
                  </draw:enhanced-geometry>
                </draw:custom-shape>
                <draw:custom-shape draw:style-name="gr4" draw:text-style-name="P3" draw:layer="layout" svg:width="3.181cm" svg:height="2.786cm" svg:x="8.771cm" svg:y="9.933cm">
                  <text:p/>
    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    <draw:equation draw:name="f0" draw:formula="$0 "/>
                    <draw:equation draw:name="f1" draw:formula="21600-$0 "/>
                    <draw:equation draw:name="f2" draw:formula="$0 *100/234"/>
                    <draw:equation draw:name="f3" draw:formula="?f2 +1700"/>
                    <draw:equation draw:name="f4" draw:formula="21600-?f3 "/>
                    <draw:handle draw:handle-position="$0 top" draw:handle-range-x-minimum="0" draw:handle-range-x-maximum="10800"/>
                  </draw:enhanced-geometry>
                </draw:custom-shape>
                <draw:custom-shape draw:style-name="gr4" draw:text-style-name="P3" draw:layer="layout" svg:width="3.182cm" svg:height="2.786cm" svg:x="11.156cm" svg:y="8.54cm">
                  <text:p/>
    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    <draw:equation draw:name="f0" draw:formula="$0 "/>
                    <draw:equation draw:name="f1" draw:formula="21600-$0 "/>
                    <draw:equation draw:name="f2" draw:formula="$0 *100/234"/>
                    <draw:equation draw:name="f3" draw:formula="?f2 +1700"/>
                    <draw:equation draw:name="f4" draw:formula="21600-?f3 "/>
                    <draw:handle draw:handle-position="$0 top" draw:handle-range-x-minimum="0" draw:handle-range-x-maximum="10800"/>
                  </draw:enhanced-geometry>
                </draw:custom-shape>
                <draw:custom-shape draw:style-name="gr4" draw:text-style-name="P3" draw:layer="layout" svg:width="3.181cm" svg:height="2.786cm" svg:x="13.543cm" svg:y="7.147cm">
                  <text:p/>
    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    <draw:equation draw:name="f0" draw:formula="$0 "/>
                    <draw:equation draw:name="f1" draw:formula="21600-$0 "/>
                    <draw:equation draw:name="f2" draw:formula="$0 *100/234"/>
                    <draw:equation draw:name="f3" draw:formula="?f2 +1700"/>
                    <draw:equation draw:name="f4" draw:formula="21600-?f3 "/>
                    <draw:handle draw:handle-position="$0 top" draw:handle-range-x-minimum="0" draw:handle-range-x-maximum="10800"/>
                  </draw:enhanced-geometry>
                </draw:custom-shape>
                <draw:custom-shape draw:style-name="gr4" draw:text-style-name="P3" draw:layer="layout" svg:width="3.181cm" svg:height="2.786cm" svg:x="13.543cm" svg:y="9.933cm">
                  <text:p/>
    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    <draw:equation draw:name="f0" draw:formula="$0 "/>
                    <draw:equation draw:name="f1" draw:formula="21600-$0 "/>
                    <draw:equation draw:name="f2" draw:formula="$0 *100/234"/>
                    <draw:equation draw:name="f3" draw:formula="?f2 +1700"/>
                    <draw:equation draw:name="f4" draw:formula="21600-?f3 "/>
                    <draw:handle draw:handle-position="$0 top" draw:handle-range-x-minimum="0" draw:handle-range-x-maximum="10800"/>
                  </draw:enhanced-geometry>
                </draw:custom-shape>
                <draw:custom-shape draw:style-name="gr4" draw:text-style-name="P3" draw:layer="layout" svg:width="3.181cm" svg:height="2.786cm" svg:x="8.771cm" svg:y="12.719cm">
                  <text:p/>
    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    <draw:equation draw:name="f0" draw:formula="$0 "/>
                    <draw:equation draw:name="f1" draw:formula="21600-$0 "/>
                    <draw:equation draw:name="f2" draw:formula="$0 *100/234"/>
                    <draw:equation draw:name="f3" draw:formula="?f2 +1700"/>
                    <draw:equation draw:name="f4" draw:formula="21600-?f3 "/>
                    <draw:handle draw:handle-position="$0 top" draw:handle-range-x-minimum="0" draw:handle-range-x-maximum="10800"/>
                  </draw:enhanced-geometry>
                </draw:custom-shape>
                <draw:custom-shape draw:style-name="gr4" draw:text-style-name="P3" draw:layer="layout" svg:width="3.182cm" svg:height="2.786cm" svg:x="11.156cm" svg:y="11.326cm">
                  <text:p/>
    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    <draw:equation draw:name="f0" draw:formula="$0 "/>
                    <draw:equation draw:name="f1" draw:formula="21600-$0 "/>
                    <draw:equation draw:name="f2" draw:formula="$0 *100/234"/>
                    <draw:equation draw:name="f3" draw:formula="?f2 +1700"/>
                    <draw:equation draw:name="f4" draw:formula="21600-?f3 "/>
                    <draw:handle draw:handle-position="$0 top" draw:handle-range-x-minimum="0" draw:handle-range-x-maximum="10800"/>
                  </draw:enhanced-geometry>
                </draw:custom-shape>
                <draw:custom-shape draw:style-name="gr4" draw:text-style-name="P3" draw:layer="layout" svg:width="3.182cm" svg:height="2.786cm" svg:x="11.156cm" svg:y="14.112cm">
                  <text:p/>
    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    <draw:equation draw:name="f0" draw:formula="$0 "/>
                    <draw:equation draw:name="f1" draw:formula="21600-$0 "/>
                    <draw:equation draw:name="f2" draw:formula="$0 *100/234"/>
                    <draw:equation draw:name="f3" draw:formula="?f2 +1700"/>
                    <draw:equation draw:name="f4" draw:formula="21600-?f3 "/>
                    <draw:handle draw:handle-position="$0 top" draw:handle-range-x-minimum="0" draw:handle-range-x-maximum="10800"/>
                  </draw:enhanced-geometry>
                </draw:custom-shape>
                <draw:custom-shape draw:style-name="gr4" draw:text-style-name="P3" draw:layer="layout" svg:width="3.181cm" svg:height="2.786cm" svg:x="6.386cm" svg:y="8.54cm">
                  <text:p/>
    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    <draw:equation draw:name="f0" draw:formula="$0 "/>
                    <draw:equation draw:name="f1" draw:formula="21600-$0 "/>
                    <draw:equation draw:name="f2" draw:formula="$0 *100/234"/>
                    <draw:equation draw:name="f3" draw:formula="?f2 +1700"/>
                    <draw:equation draw:name="f4" draw:formula="21600-?f3 "/>
                    <draw:handle draw:handle-position="$0 top" draw:handle-range-x-minimum="0" draw:handle-range-x-maximum="10800"/>
                  </draw:enhanced-geometry>
                </draw:custom-shape>
                <draw:custom-shape draw:style-name="gr4" draw:text-style-name="P3" draw:layer="layout" svg:width="3.182cm" svg:height="2.786cm" svg:x="8.771cm" svg:y="7.148cm">
                  <text:p/>
    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    <draw:equation draw:name="f0" draw:formula="$0 "/>
                    <draw:equation draw:name="f1" draw:formula="21600-$0 "/>
                    <draw:equation draw:name="f2" draw:formula="$0 *100/234"/>
                    <draw:equation draw:name="f3" draw:formula="?f2 +1700"/>
                    <draw:equation draw:name="f4" draw:formula="21600-?f3 "/>
                    <draw:handle draw:handle-position="$0 top" draw:handle-range-x-minimum="0" draw:handle-range-x-maximum="10800"/>
                  </draw:enhanced-geometry>
                </draw:custom-shape>
                <draw:custom-shape draw:style-name="gr4" draw:text-style-name="P3" draw:layer="layout" svg:width="3.182cm" svg:height="2.786cm" svg:x="8.771cm" svg:y="9.934cm">
                  <text:p/>
    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    <draw:equation draw:name="f0" draw:formula="$0 "/>
                    <draw:equation draw:name="f1" draw:formula="21600-$0 "/>
                    <draw:equation draw:name="f2" draw:formula="$0 *100/234"/>
                    <draw:equation draw:name="f3" draw:formula="?f2 +1700"/>
                    <draw:equation draw:name="f4" draw:formula="21600-?f3 "/>
                    <draw:handle draw:handle-position="$0 top" draw:handle-range-x-minimum="0" draw:handle-range-x-maximum="10800"/>
                  </draw:enhanced-geometry>
                </draw:custom-shape>
                <draw:custom-shape draw:style-name="gr4" draw:text-style-name="P3" draw:layer="layout" svg:width="3.181cm" svg:height="2.786cm" svg:x="13.543cm" svg:y="12.719cm">
                  <text:p/>
    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    <draw:equation draw:name="f0" draw:formula="$0 "/>
                    <draw:equation draw:name="f1" draw:formula="21600-$0 "/>
                    <draw:equation draw:name="f2" draw:formula="$0 *100/234"/>
                    <draw:equation draw:name="f3" draw:formula="?f2 +1700"/>
                    <draw:equation draw:name="f4" draw:formula="21600-?f3 "/>
                    <draw:handle draw:handle-position="$0 top" draw:handle-range-x-minimum="0" draw:handle-range-x-maximum="10800"/>
                  </draw:enhanced-geometry>
                </draw:custom-shape>
                <draw:custom-shape draw:style-name="gr4" draw:text-style-name="P3" draw:layer="layout" svg:width="3.181cm" svg:height="2.786cm" svg:x="15.929cm" svg:y="8.54cm">
                  <text:p/>
    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    <draw:equation draw:name="f0" draw:formula="$0 "/>
                    <draw:equation draw:name="f1" draw:formula="21600-$0 "/>
                    <draw:equation draw:name="f2" draw:formula="$0 *100/234"/>
                    <draw:equation draw:name="f3" draw:formula="?f2 +1700"/>
                    <draw:equation draw:name="f4" draw:formula="21600-?f3 "/>
                    <draw:handle draw:handle-position="$0 top" draw:handle-range-x-minimum="0" draw:handle-range-x-maximum="10800"/>
                  </draw:enhanced-geometry>
                </draw:custom-shape>
                <draw:custom-shape draw:style-name="gr4" draw:text-style-name="P3" draw:layer="layout" svg:width="3.181cm" svg:height="2.786cm" svg:x="15.929cm" svg:y="11.326cm">
                  <text:p/>
    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    <draw:equation draw:name="f0" draw:formula="$0 "/>
                    <draw:equation draw:name="f1" draw:formula="21600-$0 "/>
                    <draw:equation draw:name="f2" draw:formula="$0 *100/234"/>
                    <draw:equation draw:name="f3" draw:formula="?f2 +1700"/>
                    <draw:equation draw:name="f4" draw:formula="21600-?f3 "/>
                    <draw:handle draw:handle-position="$0 top" draw:handle-range-x-minimum="0" draw:handle-range-x-maximum="10800"/>
                  </draw:enhanced-geometry>
                </draw:custom-shape>
                <draw:custom-shape draw:style-name="gr4" draw:text-style-name="P3" draw:layer="layout" svg:width="3.181cm" svg:height="2.786cm" svg:x="6.385cm" svg:y="11.326cm">
                  <text:p/>
    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    <draw:equation draw:name="f0" draw:formula="$0 "/>
                    <draw:equation draw:name="f1" draw:formula="21600-$0 "/>
                    <draw:equation draw:name="f2" draw:formula="$0 *100/234"/>
                    <draw:equation draw:name="f3" draw:formula="?f2 +1700"/>
                    <draw:equation draw:name="f4" draw:formula="21600-?f3 "/>
                    <draw:handle draw:handle-position="$0 top" draw:handle-range-x-minimum="0" draw:handle-range-x-maximum="10800"/>
                  </draw:enhanced-geometry>
                </draw:custom-shape>
                <draw:custom-shape draw:style-name="gr4" draw:text-style-name="P3" draw:layer="layout" svg:width="3.182cm" svg:height="2.786cm" svg:x="13.543cm" svg:y="12.72cm">
                  <text:p/>
    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    <draw:equation draw:name="f0" draw:formula="$0 "/>
                    <draw:equation draw:name="f1" draw:formula="21600-$0 "/>
                    <draw:equation draw:name="f2" draw:formula="$0 *100/234"/>
                    <draw:equation draw:name="f3" draw:formula="?f2 +1700"/>
                    <draw:equation draw:name="f4" draw:formula="21600-?f3 "/>
                    <draw:handle draw:handle-position="$0 top" draw:handle-range-x-minimum="0" draw:handle-range-x-maximum="10800"/>
                  </draw:enhanced-geometry>
                </draw:custom-shape>
                <draw:custom-shape draw:style-name="gr4" draw:text-style-name="P3" draw:layer="layout" svg:width="3.181cm" svg:height="2.786cm" svg:x="6.385cm" svg:y="14.112cm">
                  <text:p/>
    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    <draw:equation draw:name="f0" draw:formula="$0 "/>
                    <draw:equation draw:name="f1" draw:formula="21600-$0 "/>
                    <draw:equation draw:name="f2" draw:formula="$0 *100/234"/>
                    <draw:equation draw:name="f3" draw:formula="?f2 +1700"/>
                    <draw:equation draw:name="f4" draw:formula="21600-?f3 "/>
                    <draw:handle draw:handle-position="$0 top" draw:handle-range-x-minimum="0" draw:handle-range-x-maximum="10800"/>
                  </draw:enhanced-geometry>
                </draw:custom-shape>
                <draw:custom-shape draw:style-name="gr4" draw:text-style-name="P3" draw:layer="layout" svg:width="3.181cm" svg:height="2.786cm" svg:x="8.771cm" svg:y="15.505cm">
                  <text:p/>
    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    <draw:equation draw:name="f0" draw:formula="$0 "/>
                    <draw:equation draw:name="f1" draw:formula="21600-$0 "/>
                    <draw:equation draw:name="f2" draw:formula="$0 *100/234"/>
                    <draw:equation draw:name="f3" draw:formula="?f2 +1700"/>
                    <draw:equation draw:name="f4" draw:formula="21600-?f3 "/>
                    <draw:handle draw:handle-position="$0 top" draw:handle-range-x-minimum="0" draw:handle-range-x-maximum="10800"/>
                  </draw:enhanced-geometry>
                </draw:custom-shape>
                <draw:custom-shape draw:style-name="gr4" draw:text-style-name="P3" draw:layer="layout" svg:width="3.181cm" svg:height="2.786cm" svg:x="13.543cm" svg:y="15.505cm">
                  <text:p/>
    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    <draw:equation draw:name="f0" draw:formula="$0 "/>
                    <draw:equation draw:name="f1" draw:formula="21600-$0 "/>
                    <draw:equation draw:name="f2" draw:formula="$0 *100/234"/>
                    <draw:equation draw:name="f3" draw:formula="?f2 +1700"/>
                    <draw:equation draw:name="f4" draw:formula="21600-?f3 "/>
                    <draw:handle draw:handle-position="$0 top" draw:handle-range-x-minimum="0" draw:handle-range-x-maximum="10800"/>
                  </draw:enhanced-geometry>
                </draw:custom-shape>
                <draw:custom-shape draw:style-name="gr4" draw:text-style-name="P3" draw:layer="layout" svg:width="3.182cm" svg:height="2.786cm" svg:x="15.849cm" svg:y="14.112cm">
                  <text:p/>
    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    <draw:equation draw:name="f0" draw:formula="$0 "/>
                    <draw:equation draw:name="f1" draw:formula="21600-$0 "/>
                    <draw:equation draw:name="f2" draw:formula="$0 *100/234"/>
                    <draw:equation draw:name="f3" draw:formula="?f2 +1700"/>
                    <draw:equation draw:name="f4" draw:formula="21600-?f3 "/>
                    <draw:handle draw:handle-position="$0 top" draw:handle-range-x-minimum="0" draw:handle-range-x-maximum="10800"/>
                  </draw:enhanced-geometry>
                </draw:custom-shape>
              </draw:g>
              <draw:g>
                <draw:line draw:style-name="gr5" draw:text-style-name="P3" draw:layer="layout" svg:x1="7.26cm" svg:y1="6.033cm" svg:x2="7.18cm" svg:y2="19.644cm">
                  <text:p/>
                </draw:line>
                <draw:line draw:style-name="gr5" draw:text-style-name="P3" draw:layer="layout" svg:x1="8.771cm" svg:y1="6.033cm" svg:x2="8.691cm" svg:y2="19.644cm">
                  <text:p/>
                </draw:line>
                <draw:line draw:style-name="gr5" draw:text-style-name="P3" draw:layer="layout" svg:x1="7.261cm" svg:y1="6.033cm" svg:x2="7.181cm" svg:y2="19.644cm">
                  <text:p/>
                </draw:line>
                <draw:line draw:style-name="gr5" draw:text-style-name="P3" draw:layer="layout" svg:x1="9.534cm" svg:y1="5.986cm" svg:x2="9.454cm" svg:y2="19.597cm">
                  <text:p/>
                </draw:line>
              </draw:g>
              <draw:line draw:style-name="gr5" draw:text-style-name="P3" draw:layer="layout" svg:x1="11.175cm" svg:y1="6.033cm" svg:x2="11.236cm" svg:y2="19.626cm">
                <text:p/>
              </draw:line>
              <draw:g>
                <draw:line draw:style-name="gr5" draw:text-style-name="P3" draw:layer="layout" svg:x1="11.985cm" svg:y1="6.033cm" svg:x2="11.905cm" svg:y2="19.644cm">
                  <text:p/>
                </draw:line>
                <draw:line draw:style-name="gr5" draw:text-style-name="P3" draw:layer="layout" svg:x1="13.496cm" svg:y1="6.033cm" svg:x2="13.416cm" svg:y2="19.644cm">
                  <text:p/>
                </draw:line>
                <draw:line draw:style-name="gr5" draw:text-style-name="P3" draw:layer="layout" svg:x1="11.986cm" svg:y1="6.033cm" svg:x2="11.906cm" svg:y2="19.644cm">
                  <text:p/>
                </draw:line>
                <draw:line draw:style-name="gr5" draw:text-style-name="P3" draw:layer="layout" svg:x1="14.259cm" svg:y1="5.986cm" svg:x2="14.179cm" svg:y2="19.597cm">
                  <text:p/>
                </draw:line>
              </draw:g>
              <draw:line draw:style-name="gr2" draw:text-style-name="P3" draw:layer="layout" svg:x1="15.929cm" svg:y1="5.982cm" svg:x2="15.849cm" svg:y2="19.593cm">
                <text:p/>
              </draw:line>
              <draw:line draw:style-name="gr3" draw:text-style-name="P3" draw:layer="layout" svg:x1="15.93cm" svg:y1="5.982cm" svg:x2="15.85cm" svg:y2="19.593cm">
                <text:p/>
              </draw:line>
              <draw:g>
                <draw:line draw:style-name="gr5" draw:text-style-name="P3" draw:layer="layout" svg:x1="16.775cm" svg:y1="6cm" svg:x2="16.695cm" svg:y2="19.611cm">
                  <text:p/>
                </draw:line>
                <draw:line draw:style-name="gr5" draw:text-style-name="P3" draw:layer="layout" svg:x1="18.286cm" svg:y1="6cm" svg:x2="18.206cm" svg:y2="19.611cm">
                  <text:p/>
                </draw:line>
                <draw:line draw:style-name="gr5" draw:text-style-name="P3" draw:layer="layout" svg:x1="16.776cm" svg:y1="6cm" svg:x2="16.696cm" svg:y2="19.611cm">
                  <text:p/>
                </draw:line>
                <draw:line draw:style-name="gr5" draw:text-style-name="P3" draw:layer="layout" svg:x1="19.049cm" svg:y1="5.953cm" svg:x2="18.969cm" svg:y2="19.564cm">
                  <text:p/>
                </draw:line>
              </draw:g>
            </draw:g>
          </draw:g>
          <draw:line draw:style-name="gr2" draw:text-style-name="P3" draw:layer="layout" svg:x1="4.81cm" svg:y1="7.198cm" svg:x2="19.034cm" svg:y2="7.198cm">
            <text:p/>
          </draw:line>
          <draw:line draw:style-name="gr2" draw:text-style-name="P3" draw:layer="layout" svg:x1="4.937cm" svg:y1="8.468cm" svg:x2="19.161cm" svg:y2="8.468cm">
            <text:p/>
          </draw:line>
          <draw:line draw:style-name="gr2" draw:text-style-name="P3" draw:layer="layout" svg:x1="4.81cm" svg:y1="9.865cm" svg:x2="19.034cm" svg:y2="9.865cm">
            <text:p/>
          </draw:line>
          <draw:line draw:style-name="gr2" draw:text-style-name="P3" draw:layer="layout" svg:x1="4.81cm" svg:y1="11.262cm" svg:x2="19.034cm" svg:y2="11.262cm">
            <text:p/>
          </draw:line>
          <draw:line draw:style-name="gr2" draw:text-style-name="P3" draw:layer="layout" svg:x1="4.81cm" svg:y1="12.659cm" svg:x2="19.034cm" svg:y2="12.659cm">
            <text:p/>
          </draw:line>
          <draw:line draw:style-name="gr2" draw:text-style-name="P3" draw:layer="layout" svg:x1="4.81cm" svg:y1="14.056cm" svg:x2="19.034cm" svg:y2="14.056cm">
            <text:p/>
          </draw:line>
          <draw:line draw:style-name="gr2" draw:text-style-name="P3" draw:layer="layout" svg:x1="4.937cm" svg:y1="15.453cm" svg:x2="19.161cm" svg:y2="15.453cm">
            <text:p/>
          </draw:line>
          <draw:line draw:style-name="gr2" draw:text-style-name="P3" draw:layer="layout" svg:x1="4.81cm" svg:y1="16.85cm" svg:x2="19.034cm" svg:y2="16.85cm">
            <text:p/>
          </draw:line>
          <draw:line draw:style-name="gr2" draw:text-style-name="P3" draw:layer="layout" svg:x1="4.81cm" svg:y1="18.247cm" svg:x2="19.034cm" svg:y2="18.247cm">
            <text:p/>
          </draw:line>
        </draw:g>
        <draw:frame draw:style-name="gr6" draw:layer="layout" svg:width="14.605cm" svg:height="1.393cm" svg:x="5.318cm" svg:y="19.923cm">
          <draw:text-box>
            <text:p><text:s text:c="2"/>1 <text:s text:c="3"/>2 <text:s text:c="5"/>3 <text:s text:c="2"/>4 <text:s text:c="7"/>5 <text:s text:c="2"/>6 <text:s text:c="4"/>7 <text:s text:c="2"/>8 <text:s text:c="6"/>9 <text:s text:c="2"/>10 <text:s text:c="2"/>11 <text:s/>12</text:p>
          </draw:text-box>
        </draw:frame>
        <draw:frame draw:style-name="gr7" draw:layer="layout" svg:width="1.016cm" svg:height="14.728cm" svg:x="3.667cm" svg:y="5.064cm">
          <draw:text-box>
            <text:p/>
            <text:p/>
            <text:p>9</text:p>
            <text:p/>
            <text:p>8</text:p>
            <text:p/>
            <text:p>7</text:p>
            <text:p/>
            <text:p>6</text:p>
            <text:p/>
            <text:p>5</text:p>
            <text:p/>
            <text:p>4</text:p>
            <text:p/>
            <text:p>3</text:p>
            <text:p/>
            <text:p>2</text:p>
            <text:p/>
            <text:p>1</text:p>
          </draw:text-box>
        </draw:frame>
        <draw:custom-shape draw:style-name="gr8" draw:text-style-name="P3" draw:layer="layout" svg:width="1.651cm" svg:height="10.922cm" svg:x="1.463cm" svg:y="7.40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" draw:text-style-name="P3" draw:layer="layout" svg:width="1.482cm" svg:height="13.232cm" draw:transform="skewX (-0.0113446401379631) rotate (-1.58022110475567) translate (19.295cm 3.937cm)">
          <text:p/>
          <draw:enhanced-geometry svg:viewBox="0 0 21600 21600" draw:glue-points="21600 0 0 10800 21600 21600" draw:text-areas="13800 ?f9 21600 ?f10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4" draw:layer="layout" svg:width="4.318cm" svg:height="1.52cm" svg:x="10.906cm" svg:y="2.27cm">
          <draw:text-box>
            <text:p text:style-name="P4"><text:span text:style-name="T2">W = 5</text:span></text:p>
          </draw:text-box>
        </draw:frame>
        <draw:frame draw:style-name="gr10" draw:text-style-name="P5" draw:layer="layout" svg:width="3.422cm" svg:height="1.356cm" draw:transform="rotate (1.56259327931052) translate (0.365cm 14.577cm)">
          <draw:text-box>
            <text:p text:style-name="P5"><text:span text:style-name="T2">H = 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lack" svg:font-family="'Arial Black'" style:font-pitch="variable"/>
    <style:font-face style:name="BlackChancery" svg:font-family="BlackChancery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elvyn Drag</meta:initial-creator>
    <meta:creation-date>2014-11-16T16:32:13.640727438</meta:creation-date>
    <dc:date>2014-11-16T16:59:08.232724402</dc:date>
    <dc:creator>Melvyn Drag</dc:creator>
    <meta:editing-duration>PT12M10S</meta:editing-duration>
    <meta:editing-cycles>5</meta:editing-cycles>
    <meta:generator>LibreOffice/4.2.6.3$Linux_x86 LibreOffice_project/420m0$Build-3</meta:generator>
    <meta:document-statistic meta:object-count="61"/>
  </office:meta>
</office:document-meta>
</file>